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style:style>
  </office:automatic-styles>
  <office:body>
    <office:text text:use-soft-page-breaks="true">
      <text:p text:style-name="P1">['"Periradicular Surgical Procedures\t"\t','Accidental Dental','Accidental Dental - Child','Accidental Dental Adult','Adult Frames and Lenses', 'Adult Optical (hardware)', 'Adult Vision Frames or Lenses', , 'Anesthesia Services for<text:s/>Dental Care', 'Anesthetics', 'Basic Dental Care - Adult', 'Basic Dental Care - Child', 'Blood and Blood Services', <text:s/>'Bones/Joints', 'Complete and Partial Dentures', 'Complete and Partial Dentures \t', 'Complex Oral Surgery', 'Complex Oral Surgery\t', 'Complex Oral Surgery \t', 'Congenital Anomaly, including Cleft Lip/Palate', <text:s/>'Corrective Orthodontia to Age 19', 'Cosmetic Orthodontia', 'Cosmetic Surgery', 'Craniofacial Surgery'', 'Dental Anesthesia', 'Dental Anesthesia - Child', 'Dental Check-Up for Children', 'Dental X-rays', 'Dental X-rays\t', 'Denture Adjustments', 'Denture Adjustments\t', 'Denture Adjustments \t', 'Denture Reline and Rebase', 'Denture Reline and Rebase\t', 'Denture Reline and Rebase \t', <text:s/>'Extractions', 'Extractions\t', 'Extractions \t',<text:s/>, 'Fillings', 'Fillings\t', 'Fillings \t' , 'Immediate Dentures', 'Immediate Dentures \t', 'Implants', 'Implants\t', 'Implants - Adult', 'Implants - Child', 'Initial Placement of Bridges and Dentures', 'Initial Placement of Bridges and Dentures\t', 'Initial Placement of Bridges and Dentures \t', 'Inpatient Hospital Services (e.g., Hospital Stay)', 'Inpatient Physician and Surgical Services', 'Inpatient Rehabilitation', 'Inpatient Rehabilitation Services', 'Major Dental Care - Adult', 'Major Dental Care - Adult High Plan', 'Major Dental Care - Adult High Plan \t', 'Major Dental Care - Adult, High Plan', 'Major Dental Care - Child', 'Major Dental care - Adult HIGH Plan', 'Major Restorative Services', 'Newborn Services Other','Non Preferred Generic Drugs', 'Non Preferred Speciality Drug', 'Non Preferred Specialty Drugs', 'Non-Emergency Care When Traveling Outside of the U.S.', 'Non-Emergency Care When Traveling Outside the U.S.' 'Occlusal Adjustments', 'Occlusal Adjustments\t', 'Occlusal Adjustments \t', 'Off Label Prescription Drugs', 'Off-label Prescription Drugs', 'Orthodontia - Adult', 'Orthodontia - Child', 'Orthodontic Services for the Treatment of Orofacial Anomalies', 'Orthodontic Services for the Treatment of Orofacial Anomalies\t',<text:s/>'Orthodontic Services for the Treatment of Orofacial Anomalies \t', 'Orthodontic Services for the Treatment of OrofacialAnomalies\t'', 'Partial Hospitalization', 'Partial Pulpotomy', 'Partial Pulpotomy\t', 'Partial Pulpotomy \t', 'Pediatric Services Other', 'Periodontal Maintenance', 'Periodontal Maintenance\t', 'Periodontal Root Scaling and Planing', 'Periodontal Root Scaling and Planing\t', 'Periodontal Root Scaling and Planing \t', 'Periodontal and Osseous Surgery', 'Periodontal and Osseous Surgery\t', 'Periodontal and Osseous Surgery \t', 'Periradicular Surgical Procedures', 'Periradicular Surgical Procedures\t', 'Periradicular Surgical Procedures \t', 'Post and Core Build-up', 'Post and Core Build-up\t',<text:s/>, 'Posterior Composite - Adult', 'Posterior Composite - Child', 'Posterior Composites', 'Posterior Composites - Adult', 'Posterior Composites - Child', 'Preferred Brand Drugs', 'Preferred Generic Drugs', 'Prenatal and Postnatal Care',<text:s/>, 'Prescription Drugs Other', 'Preventative Drugs', 'Preventive Care/Screening/Immunization', 'Preventive Drugs', 'Primary Care E-Visit', 'Primary Care Visit to Treat an Injury or Illness', 'Private-Duty Nursing', 'Prosthetic Devices', 'Radiation', 'Recementation of Space Maintainers', 'Recementation of Space Maintainers\t', 'Recementation of Space Maintainers \t', 'Reconstructive Surgery', 'Rehabilitative Devices', 'Removal of Fixed Space Maintainers', 'Removal of Fixed Space Maintainers\t', 'Removal of Fixed Space Maintainers \t', 'Removal of Fixed Space Miantainers', 'Removal of Space Maintainers\t', 'Restorative Services', 'Retail Health Clinics', 'Root Canal Therapy and Retreatment', 'Root Canal<text:s/>Therapy and Retreatment\t', 'Root Canal Therapy and Retreatment \t', 'Routine Dental Services (Adult)',, 'Sealants', 'Sealants\t', 'Sealants \t', 'Specialist Visit',<text:s/>'Tissue Conditioning', 'Tissue Conditioning \t', 'Topical Flouride', 'Topical Flouride\t', 'Topical Flouride \t', 'Topical Fluoride''Vital Pulpotomy', 'Vital Pulpotomy\t', 'Vital Pulpotomy \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hael Delancey</dc:creator>
    <meta:creation-date>2019-10-30T05:40:00Z</meta:creation-date>
    <dc:date>2019-10-31T03:13:00Z</dc:date>
    <meta:template xlink:href="Normal" xlink:type="simple"/>
    <meta:editing-cycles>3</meta:editing-cycles>
    <meta:editing-duration>-PT17596S</meta:editing-duration>
    <meta:document-statistic meta:page-count="1" meta:paragraph-count="8" meta:word-count="639" meta:character-count="4276" meta:row-count="30" meta:non-whitespace-character-count="3645"/>
  </office:meta>
</office:document-meta>
</file>